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Übung 2b Grassfire</text:h>
      <text:list xml:id="list7648558234898341307" text:style-name="L1">
        <text:list-item>
          <text:p text:style-name="P1">Startpunkt für das erste Objekt wird gesucht (Schleife)</text:p>
        </text:list-item>
        <text:list-item>
          <text:p text:style-name="P1">Den alten Zählerstand von der Anzahl weißer Bits in das Hilfsbild übergeben (bei ersten Durchlauf = 0)</text:p>
        </text:list-item>
        <text:list-item>
          <text:p text:style-name="P1">Hilfszähler zurücksetzen</text:p>
        </text:list-item>
        <text:list-item>
          <text:p text:style-name="P1">Wenn ein weißer Punkt im Hilfsbild gefunden wurde, Elementarraute hinzufügen</text:p>
        </text:list-item>
        <text:list-item>
          <text:p text:style-name="P1">Vergleichen ob Pixel in Originalbild und Hilfsbild identisch sind, wenn ja Zähler erhöhen</text:p>
        </text:list-item>
        <text:list-item>
          <text:p text:style-name="P1">Solange wiederholen, bis Bitzahl Originalbild ungleich Bitzahl Hilfsbild ist. Das heißt ein Objekt wurde vollständig abgearbeitet</text:p>
        </text:list-item>
        <text:list-item>
          <text:p text:style-name="P1">Objektzähler erhöhen</text:p>
        </text:list-item>
        <text:list-item>
          <text:p text:style-name="P1">Neuen Startpunkt suchen für nächstes Objekt</text:p>
        </text:list-item>
      </text:list>
      <text:p text:style-name="Text_20_body"/>
      <text:p text:style-name="Text_20_body">Nach Beendigung der Schleife: Anzahl Objekte zurückgeben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Ari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Ari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Oliver Sandkühler <text:tab/>(51608)<text:tab/>5.11.2019</text:p>
        <text:p text:style-name="Footer">Mirko Wick <text:tab/>(51613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iver Sandkühler</meta:initial-creator>
    <meta:creation-date>2019-11-05T11:53:05.94</meta:creation-date>
    <meta:document-statistic meta:table-count="0" meta:image-count="0" meta:object-count="0" meta:page-count="1" meta:paragraph-count="12" meta:word-count="98" meta:character-count="675"/>
    <dc:date>2019-11-05T12:06:01.71</dc:date>
    <dc:creator>Oliver Sandkühler</dc:creator>
    <meta:editing-duration>PT12M57S</meta:editing-duration>
    <meta:editing-cycles>1</meta:editing-cycles>
    <meta:generator>OpenOffice/4.1.3$Win32 OpenOffice.org_project/413m1$Build-9783</meta:generator>
  </office:meta>
</office:document-meta>
</file>